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454000002640F6011632040839D.png" manifest:media-type="image/png"/>
  <manifest:file-entry manifest:full-path="Pictures/2000060B0000726400003F3639CFB1DC8A71B752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</style:style>
    <style:style style:name="gr1" style:family="graphic">
      <style:graphic-properties draw:stroke="none" draw:marker-start="" draw:marker-end="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Forma1" draw:style-name="gr1" draw:text-style-name="P1" svg:width="19.363cm" svg:height="10.699cm" svg:x="0.002cm" svg:y="0.002cm"><draw:image xlink:href="Pictures/2000060B0000726400003F3639CFB1DC8A71B752.svm" xlink:type="simple" xlink:show="embed" xlink:actuate="onLoad" loext:mime-type="image/x-svm"><text:p/></draw:image><draw:image xlink:href="Pictures/1000020000000454000002640F601163204083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1T15:45:26.327834924</meta:creation-date>
    <dc:date>2020-08-21T15:47:02.823997223</dc:date>
    <meta:editing-duration>PT1M3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3.2$Linux_X86_64 LibreOffice_project/40$Build-2</meta:generator>
  </office:meta>
</office:document-meta>
</file>